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m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thrld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.06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71428571428571" calcext:value-type="float">
            <text:p>0.17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20952380952381" calcext:value-type="float">
            <text:p>0.21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219047619047619" calcext:value-type="float">
            <text:p>0.2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.14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1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266666666666667" calcext:value-type="float">
            <text:p>0.27</text:p>
          </table:table-cell>
        </table:table-row>
        <table:table-row table:style-name="ro1">
          <table:table-cell office:value-type="string" calcext:value-type="string">
            <text:p>S01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S01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0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447619047619048" calcext:value-type="float">
            <text:p>0.45</text:p>
          </table:table-cell>
        </table:table-row>
        <table:table-row table:style-name="ro1">
          <table:table-cell office:value-type="string" calcext:value-type="string">
            <text:p>S00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0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44TPEF215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487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761904761904762" calcext:value-type="float">
            <text:p>0.08</text:p>
          </table:table-cell>
        </table:table-row>
        <table:table-row table:style-name="ro1">
          <table:table-cell office:value-type="string" calcext:value-type="string">
            <text:p>19TPEF618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6CAMINO698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4670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CAMINO622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05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.06</text:p>
          </table:table-cell>
        </table:table-row>
        <table:table-row table:style-name="ro1">
          <table:table-cell office:value-type="string" calcext:value-type="string">
            <text:p>42TPEF529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3TPEF618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40TPEF317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7TPEF156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1CAMINO689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33TPEF409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003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0CAMINO309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557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28TPEF605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TOT7839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27CAMINO605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3CAMINO63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TOT4250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947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46TPEF579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24CAMINO393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TOT752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.06</text:p>
          </table:table-cell>
        </table:table-row>
        <table:table-row table:style-name="ro1">
          <table:table-cell office:value-type="string" calcext:value-type="string">
            <text:p>17CAMINO683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TOT8428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2CAMINO605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3181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1TPEF638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05CAMINO651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4TPEF479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8CAMINO4391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466Fa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43TPEF521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2TPEF706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222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800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47TPEF372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3551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2118ToTParticip2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01ToTfMRI479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123809523809524" calcext:value-type="float">
            <text:p>0.12</text:p>
          </table:table-cell>
        </table:table-row>
        <table:table-row table:style-name="ro1">
          <table:table-cell office:value-type="string" calcext:value-type="string">
            <text:p>25TPEF577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5253ToT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06CAMINO395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542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02CAMINO394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30TPEF552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11CAMINO664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13CAMINO565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646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37TPEF453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358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T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4CAMINO653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8CAMINO4619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5CAMINO532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313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04CAMINO2138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2CAMINO6735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553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36TPEF6106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3954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TPEF604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TOT8087M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5161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TOT4391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8CAMINO665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2154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01Caminoreso5503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36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5CAMINO5507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Pilot6958ToT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48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TOT4919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38TPEF5490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175F</text:p>
          </table:table-cell>
          <table:table-cell office:value-type="string" calcext:value-type="string">
            <text:p>T01</text:p>
          </table:table-cell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15:10:52.163342305</dc:date>
    <meta:editing-duration>PT2M14S</meta:editing-duration>
    <meta:editing-cycles>1</meta:editing-cycles>
    <meta:document-statistic meta:table-count="1" meta:cell-count="552" meta:object-count="0"/>
    <meta:generator>LibreOffice/6.4.7.2$Linux_X86_64 LibreOffice_project/40$Build-2</meta:generator>
  </office:meta>
</office:document-meta>
</file>